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48d72"/>
    </style:style>
    <style:style style:name="P2" style:family="paragraph" style:parent-style-name="Preformatted_20_Text">
      <style:paragraph-properties fo:orphans="1" style:writing-mode="lr-tb"/>
      <style:text-properties officeooo:paragraph-rsid="00048d72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48d72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48d72"/>
    </style:style>
    <style:style style:name="P5" style:family="paragraph" style:parent-style-name="Text_20_body">
      <style:paragraph-properties fo:orphans="1"/>
      <style:text-properties officeooo:paragraph-rsid="00048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onstruct Spectral Operator Mapping Mod 3 Residues to an Eigenvalue System</text:span></text:p>
      <text:p text:style-name="P2"/>
      <text:p text:style-name="P2"><text:span text:style-name="Source_20_Text">from scipy.linalg import eigvals</text:span></text:p>
      <text:p text:style-name="P2"/>
      <text:p text:style-name="P2"><text:span text:style-name="Source_20_Text"># Define a spectral operator H such that Hψ(x) = Eψ(x) for mod 3 prime residues</text:span></text:p>
      <text:p text:style-name="P2"/>
      <text:p text:style-name="P2"><text:span text:style-name="Source_20_Text">def construct_spectral_operator(prime_residues):</text:span></text:p>
      <text:p text:style-name="P2"><text:span text:style-name="Source_20_Text"><text:s text:c="4"/>"""Constructs a spectral operator based on mod 3 prime residues."""</text:span></text:p>
      <text:p text:style-name="P2"><text:span text:style-name="Source_20_Text"><text:s text:c="4"/>N = len(prime_residues)</text:span></text:p>
      <text:p text:style-name="P2"><text:span text:style-name="Source_20_Text"><text:s text:c="4"/>H = np.zeros((N, N))</text:span></text:p>
      <text:p text:style-name="P2"/>
      <text:p text:style-name="P2"><text:span text:style-name="Source_20_Text"><text:s text:c="4"/>for i in range(N):</text:span></text:p>
      <text:p text:style-name="P2"><text:span text:style-name="Source_20_Text"><text:s text:c="8"/>for j in range(N):</text:span></text:p>
      <text:p text:style-name="P2"><text:span text:style-name="Source_20_Text"><text:s text:c="12"/>H[i, j] = np.exp(-np.abs(i - j) / N) * np.sin(np.pi * prime_residues[i] / 3) <text:s/># Wave interaction</text:span></text:p>
      <text:p text:style-name="P2"/>
      <text:p text:style-name="P2"><text:span text:style-name="Source_20_Text"><text:s text:c="4"/>return H</text:span></text:p>
      <text:p text:style-name="P2"/>
      <text:p text:style-name="P2"><text:span text:style-name="Source_20_Text"># Construct spectral operator H</text:span></text:p>
      <text:p text:style-name="P2"><text:span text:style-name="Source_20_Text">H_operator = construct_spectral_operator(mod_3_residues)</text:span></text:p>
      <text:p text:style-name="P2"/>
      <text:p text:style-name="P2"><text:span text:style-name="Source_20_Text"># Compute eigenvalues of H</text:span></text:p>
      <text:p text:style-name="P2"><text:span text:style-name="Source_20_Text">eigenvalues_H = eigvals(H_operator)</text:span></text:p>
      <text:p text:style-name="P2"/>
      <text:p text:style-name="P2"><text:span text:style-name="Source_20_Text"># Compare with known Riemann Zeta non-trivial zeros</text:span></text:p>
      <text:p text:style-name="P2"><text:span text:style-name="Source_20_Text">riemann_zeros = np.array([14.1347, 21.0220, 25.0109, 30.4249, 32.9351]) <text:s/># First few non-trivial zeros</text:span></text:p>
      <text:p text:style-name="P2"/>
      <text:p text:style-name="P2"><text:span text:style-name="Source_20_Text"># Compute correlation coefficient between eigenvalues and Riemann Zeta zeros</text:span></text:p>
      <text:p text:style-name="P2"><text:span text:style-name="Source_20_Text">correlation_spectral = np.corrcoef(np.sort(np.real(eigenvalues_H)[:len(riemann_zeros)]), riemann_zeros)[0, 1]</text:span></text:p>
      <text:p text:style-name="P2"/>
      <text:p text:style-name="P2"><text:span text:style-name="Source_20_Text"># Return correlation value</text:span></text:p>
      <text:p text:style-name="P3"><text:span text:style-name="Source_20_Text">correlation_spectral</text:span></text:p>
      <text:p text:style-name="P5">Result</text:p>
      <text:p text:style-name="P4">0.714966188105489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53:29.298094770</meta:creation-date>
    <dc:date>2025-02-08T23:10:57.806709030</dc:date>
    <meta:editing-duration>PT17M29S</meta:editing-duration>
    <meta:editing-cycles>1</meta:editing-cycles>
    <meta:document-statistic meta:table-count="0" meta:image-count="0" meta:object-count="0" meta:page-count="1" meta:paragraph-count="23" meta:word-count="136" meta:character-count="1081" meta:non-whitespace-character-count="926"/>
    <meta:generator>LibreOffice/24.2.7.2$Linux_X86_64 LibreOffice_project/420$Build-2</meta:generator>
  </office:meta>
</office:document-meta>
</file>